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style:font-face style:name="Verdana" svg:font-family="Verdana,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6pt" fo:font-weight="bold" officeooo:rsid="0006f51a" officeooo:paragraph-rsid="000b1c73" style:font-size-asian="26pt" style:font-weight-asian="bold" style:font-size-complex="26pt" style:font-weight-complex="bold"/>
    </style:style>
    <style:style style:name="P2" style:family="paragraph" style:parent-style-name="Standard">
      <style:paragraph-properties fo:text-align="start" style:justify-single-word="false"/>
      <style:text-properties style:font-name="Arial" fo:font-size="13pt" fo:font-weight="normal" officeooo:rsid="000cf2d5" officeooo:paragraph-rsid="000cf2d5" style:font-size-asian="11.3500003814697pt" style:font-weight-asian="normal" style:font-size-complex="13pt" style:font-weight-complex="normal"/>
    </style:style>
    <style:style style:name="P3" style:family="paragraph" style:parent-style-name="Standard">
      <style:paragraph-properties fo:text-align="justify" style:justify-single-word="false"/>
      <style:text-properties style:font-name="Arial" fo:font-size="13pt" fo:font-weight="normal" officeooo:rsid="000cf2d5" officeooo:paragraph-rsid="000cf2d5"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style:font-name="Arial" fo:font-size="13pt" fo:font-weight="normal" officeooo:rsid="000e27a4" officeooo:paragraph-rsid="000e27a4" style:font-size-asian="11.3500003814697pt" style:font-weight-asian="normal" style:font-size-complex="13pt" style:font-weight-complex="normal"/>
    </style:style>
    <style:style style:name="P5" style:family="paragraph" style:parent-style-name="Standard">
      <style:paragraph-properties fo:text-align="justify" style:justify-single-word="false"/>
      <style:text-properties style:font-name="Arial" fo:font-size="13pt" fo:font-weight="normal" officeooo:rsid="000e27a4" officeooo:paragraph-rsid="001563b0"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style:font-name="Arial" fo:font-size="13pt" fo:font-weight="normal" officeooo:rsid="00123769" officeooo:paragraph-rsid="00123769" style:font-size-asian="11.3500003814697pt" style:font-weight-asian="normal" style:font-size-complex="13pt" style:font-weight-complex="normal"/>
    </style:style>
    <style:style style:name="P7" style:family="paragraph" style:parent-style-name="Standard">
      <style:paragraph-properties fo:text-align="justify" style:justify-single-word="false"/>
      <style:text-properties style:font-name="Arial" fo:font-size="13pt" fo:font-weight="normal" officeooo:rsid="0017ba46" officeooo:paragraph-rsid="0017ba46" style:font-size-asian="11.3500003814697pt" style:font-weight-asian="normal" style:font-size-complex="13pt" style:font-weight-complex="normal"/>
    </style:style>
    <style:style style:name="P8" style:family="paragraph" style:parent-style-name="Standard">
      <style:paragraph-properties fo:text-align="justify" style:justify-single-word="false"/>
      <style:text-properties style:font-name="Arial" fo:font-size="13pt" fo:font-weight="bold" officeooo:rsid="001097a4" officeooo:paragraph-rsid="001563b0" style:font-size-asian="11.3500003814697pt" style:font-weight-asian="bold" style:font-size-complex="13pt" style:font-weight-complex="bold"/>
    </style:style>
    <style:style style:name="P9" style:family="paragraph" style:parent-style-name="Standard">
      <style:paragraph-properties fo:text-align="justify" style:justify-single-word="false"/>
      <style:text-properties style:font-name="Arial" fo:font-size="13pt" fo:font-style="normal" fo:font-weight="normal" officeooo:rsid="0017ff90" officeooo:paragraph-rsid="0017ff90" style:font-size-asian="11.3500003814697pt" style:font-style-asian="normal" style:font-weight-asian="normal" style:font-size-complex="13pt" style:font-style-complex="normal" style:font-weight-complex="normal"/>
    </style:style>
    <style:style style:name="P10" style:family="paragraph" style:parent-style-name="Standard">
      <style:paragraph-properties fo:text-align="justify" style:justify-single-word="false"/>
      <style:text-properties style:font-name="Arial" fo:font-size="13pt" fo:font-style="normal" fo:font-weight="normal" officeooo:rsid="0019b61b" officeooo:paragraph-rsid="0019b61b" style:font-size-asian="11.3500003814697pt" style:font-style-asian="normal" style:font-weight-asian="normal" style:font-size-complex="13pt" style:font-style-complex="normal" style:font-weight-complex="normal"/>
    </style:style>
    <style:style style:name="P11" style:family="paragraph" style:parent-style-name="Standard">
      <style:paragraph-properties fo:text-align="start" style:justify-single-word="false"/>
      <style:text-properties style:font-name="Arial" fo:font-size="13pt" fo:font-style="normal" fo:font-weight="normal" officeooo:rsid="001b5158" officeooo:paragraph-rsid="001b5158" style:font-size-asian="11.3500003814697pt" style:font-style-asian="normal" style:font-weight-asian="normal" style:font-size-complex="13pt" style:font-style-complex="normal" style:font-weight-complex="normal"/>
    </style:style>
    <style:style style:name="P12" style:family="paragraph" style:parent-style-name="Standard">
      <style:paragraph-properties fo:text-align="justify" style:justify-single-word="false"/>
      <style:text-properties style:font-name="Arial" fo:font-size="13pt" fo:font-style="normal" fo:font-weight="bold" officeooo:rsid="0017ff90" officeooo:paragraph-rsid="0017ff90" style:font-size-asian="11.3500003814697pt" style:font-style-asian="normal" style:font-weight-asian="bold" style:font-size-complex="13pt" style:font-style-complex="normal" style:font-weight-complex="bold"/>
    </style:style>
    <style:style style:name="P13" style:family="paragraph" style:parent-style-name="Standard">
      <style:paragraph-properties fo:text-align="start" style:justify-single-word="false"/>
      <style:text-properties style:font-name="Arial" fo:font-size="13pt" fo:font-style="italic" fo:font-weight="normal" officeooo:rsid="001b5158" officeooo:paragraph-rsid="001b5158" style:font-size-asian="11.3500003814697pt" style:font-style-asian="italic" style:font-weight-asian="normal" style:font-size-complex="13pt" style:font-style-complex="italic" style:font-weight-complex="normal"/>
    </style:style>
    <style:style style:name="P14" style:family="paragraph" style:parent-style-name="Standard">
      <style:paragraph-properties fo:text-align="start" style:justify-single-word="false"/>
      <style:text-properties style:font-name="Arial" fo:font-size="13pt" fo:font-style="italic" fo:font-weight="normal" officeooo:rsid="00216a45" officeooo:paragraph-rsid="00216a45" style:font-size-asian="11.3500003814697pt" style:font-style-asian="italic" style:font-weight-asian="normal" style:font-size-complex="13pt" style:font-style-complex="italic" style:font-weight-complex="normal"/>
    </style:style>
    <style:style style:name="P15" style:family="paragraph" style:parent-style-name="Standard">
      <style:paragraph-properties fo:text-align="start" style:justify-single-word="false"/>
      <style:text-properties style:font-name="Arial" fo:font-size="13pt" fo:font-style="italic" fo:font-weight="bold" officeooo:rsid="001b8619" officeooo:paragraph-rsid="001b8619" style:font-size-asian="11.3500003814697pt" style:font-style-asian="italic" style:font-weight-asian="bold" style:font-size-complex="13pt" style:font-style-complex="italic" style:font-weight-complex="bold"/>
    </style:style>
    <style:style style:name="P16" style:family="paragraph" style:parent-style-name="Standard">
      <style:paragraph-properties fo:text-align="start" style:justify-single-word="false"/>
      <style:text-properties style:font-name="Arial" fo:font-size="13pt" fo:font-style="italic" fo:font-weight="bold" officeooo:rsid="0020a47d" officeooo:paragraph-rsid="0020a47d" style:font-size-asian="11.3500003814697pt" style:font-style-asian="italic" style:font-weight-asian="bold" style:font-size-complex="13pt" style:font-style-complex="italic" style:font-weight-complex="bold"/>
    </style:style>
    <style:style style:name="P17" style:family="paragraph" style:parent-style-name="Standard">
      <style:paragraph-properties fo:text-align="start" style:justify-single-word="false"/>
      <style:text-properties style:font-name="Arial" fo:font-size="13pt" fo:font-style="italic" fo:font-weight="bold" officeooo:rsid="0020a47d" officeooo:paragraph-rsid="00216a45" style:font-size-asian="11.3500003814697pt" style:font-style-asian="italic" style:font-weight-asian="bold" style:font-size-complex="13pt" style:font-style-complex="italic" style:font-weight-complex="bold"/>
    </style:style>
    <style:style style:name="P18" style:family="paragraph" style:parent-style-name="Standard">
      <style:paragraph-properties fo:text-align="start" style:justify-single-word="false"/>
      <style:text-properties style:font-name="Arial" fo:font-size="13pt" fo:font-style="italic" fo:font-weight="bold" officeooo:rsid="0020a47d" officeooo:paragraph-rsid="002340d9" style:font-size-asian="11.3500003814697pt" style:font-style-asian="italic" style:font-weight-asian="bold" style:font-size-complex="13pt" style:font-style-complex="italic" style:font-weight-complex="bold"/>
    </style:style>
    <style:style style:name="P19" style:family="paragraph" style:parent-style-name="Standard">
      <style:paragraph-properties fo:text-align="start" style:justify-single-word="false"/>
      <style:text-properties style:font-name="Arial" fo:font-size="13pt" fo:font-style="italic" fo:font-weight="bold" officeooo:rsid="002340d9" officeooo:paragraph-rsid="002340d9" style:font-size-asian="11.3500003814697pt" style:font-style-asian="italic" style:font-weight-asian="bold" style:font-size-complex="13pt" style:font-style-complex="italic" style:font-weight-complex="bold"/>
    </style:style>
    <style:style style:name="P20" style:family="paragraph" style:parent-style-name="Standard">
      <style:paragraph-properties fo:text-align="start" style:justify-single-word="false"/>
      <style:text-properties style:font-name="Arial" fo:font-size="13pt" fo:font-style="italic" fo:font-weight="bold" officeooo:rsid="00248acf" officeooo:paragraph-rsid="00248acf" style:font-size-asian="11.3500003814697pt" style:font-style-asian="italic" style:font-weight-asian="bold" style:font-size-complex="13pt" style:font-style-complex="italic" style:font-weight-complex="bold"/>
    </style:style>
    <style:style style:name="P21" style:family="paragraph" style:parent-style-name="Standard">
      <style:paragraph-properties fo:text-align="center" style:justify-single-word="false"/>
      <style:text-properties style:font-name="Arial" fo:font-size="18pt" fo:font-weight="bold" officeooo:rsid="0017ba46" officeooo:paragraph-rsid="0017ba46" style:font-size-asian="18pt" style:font-weight-asian="bold" style:font-size-complex="18pt" style:font-weight-complex="bold"/>
    </style:style>
    <style:style style:name="P22" style:family="paragraph" style:parent-style-name="Standard">
      <style:paragraph-properties fo:text-align="justify" style:justify-single-word="false"/>
      <style:text-properties style:font-name="Arial" fo:font-size="16pt" fo:font-style="normal" fo:font-weight="bold" officeooo:rsid="001b5158" officeooo:paragraph-rsid="001b5158" style:font-size-asian="16pt" style:font-style-asian="normal" style:font-weight-asian="bold" style:font-size-complex="16pt" style:font-style-complex="normal" style:font-weight-complex="bold"/>
    </style:style>
    <style:style style:name="P23" style:family="paragraph" style:parent-style-name="Standard">
      <style:paragraph-properties fo:text-align="start" style:justify-single-word="false"/>
      <style:text-properties style:font-name="Arial" fo:font-size="16pt" fo:font-weight="bold" officeooo:rsid="001097a4" officeooo:paragraph-rsid="001563b0" style:font-size-asian="16pt" style:font-weight-asian="bold" style:font-size-complex="16pt" style:font-weight-complex="bold"/>
    </style:style>
    <style:style style:name="P24" style:family="paragraph" style:parent-style-name="Standard">
      <style:paragraph-properties fo:text-align="start" style:justify-single-word="false"/>
      <style:text-properties style:font-name="Arial" fo:font-size="16pt" fo:font-weight="bold" officeooo:rsid="000e27a4" officeooo:paragraph-rsid="001563b0" style:font-size-asian="16pt" style:font-weight-asian="bold" style:font-size-complex="16pt" style:font-weight-complex="bold"/>
    </style:style>
    <style:style style:name="P25" style:family="paragraph" style:parent-style-name="Standard">
      <style:paragraph-properties fo:text-align="start" style:justify-single-word="false"/>
      <style:text-properties style:font-name="Arial" fo:font-size="16pt" fo:font-style="normal" fo:font-weight="bold" officeooo:rsid="00123769" officeooo:paragraph-rsid="00123769" style:font-size-asian="16pt" style:font-style-asian="normal" style:font-weight-asian="bold" style:font-size-complex="16pt" style:font-style-complex="normal" style:font-weight-complex="bold"/>
    </style:style>
    <style:style style:name="P26" style:family="paragraph" style:parent-style-name="Standard">
      <style:paragraph-properties fo:text-align="start" style:justify-single-word="false"/>
      <style:text-properties style:font-name="Arial" fo:font-size="16pt" fo:font-style="normal" fo:font-weight="bold" officeooo:rsid="001b8619" officeooo:paragraph-rsid="001b8619" style:font-size-asian="16pt" style:font-style-asian="normal" style:font-weight-asian="bold" style:font-size-complex="16pt" style:font-style-complex="normal" style:font-weight-complex="bold"/>
    </style:style>
    <style:style style:name="P27" style:family="paragraph" style:parent-style-name="Standard">
      <style:paragraph-properties fo:text-align="start" style:justify-single-word="false"/>
      <style:text-properties style:font-name="Arial" fo:font-size="16pt" fo:font-style="normal" fo:font-weight="bold" officeooo:rsid="00409648" officeooo:paragraph-rsid="00409648" style:font-size-asian="16pt" style:font-style-asian="normal" style:font-weight-asian="bold" style:font-size-complex="16pt" style:font-style-complex="normal" style:font-weight-complex="bold"/>
    </style:style>
    <style:style style:name="P28" style:family="paragraph" style:parent-style-name="Standard">
      <style:paragraph-properties fo:text-align="start" style:justify-single-word="false"/>
      <style:text-properties style:font-name="Arial" fo:font-size="13pt" fo:font-style="normal" fo:font-weight="normal" officeooo:rsid="001097a4" officeooo:paragraph-rsid="001097a4" style:font-size-asian="11.3500003814697pt" style:font-style-asian="normal" style:font-weight-asian="normal" style:font-size-complex="13pt" style:font-style-complex="normal" style:font-weight-complex="normal"/>
    </style:style>
    <style:style style:name="P29" style:family="paragraph" style:parent-style-name="Standard">
      <style:paragraph-properties fo:text-align="start" style:justify-single-word="false"/>
      <style:text-properties style:font-name="Arial" fo:font-size="13pt" fo:font-style="normal" fo:font-weight="normal" officeooo:rsid="001b5158" officeooo:paragraph-rsid="001b5158" style:font-size-asian="11.3500003814697pt" style:font-style-asian="normal" style:font-weight-asian="normal" style:font-size-complex="13pt" style:font-style-complex="normal" style:font-weight-complex="normal"/>
    </style:style>
    <style:style style:name="P30" style:family="paragraph" style:parent-style-name="Standard">
      <style:paragraph-properties fo:text-align="start" style:justify-single-word="false"/>
      <style:text-properties style:font-name="Arial" fo:font-size="13pt" fo:font-style="normal" fo:font-weight="normal" officeooo:rsid="001b8619" officeooo:paragraph-rsid="001b8619" style:font-size-asian="11.3500003814697pt" style:font-style-asian="normal" style:font-weight-asian="normal" style:font-size-complex="13pt" style:font-style-complex="normal" style:font-weight-complex="normal"/>
    </style:style>
    <style:style style:name="P31" style:family="paragraph" style:parent-style-name="Standard" style:list-style-name="L2">
      <style:paragraph-properties fo:text-align="start" style:justify-single-word="false"/>
      <style:text-properties style:font-name="Arial" fo:font-size="13pt" fo:font-style="normal" fo:font-weight="normal" officeooo:rsid="001d343f" officeooo:paragraph-rsid="001d343f" style:font-size-asian="11.3500003814697pt" style:font-style-asian="normal" style:font-weight-asian="normal" style:font-size-complex="13pt" style:font-style-complex="normal" style:font-weight-complex="normal"/>
    </style:style>
    <style:style style:name="P32" style:family="paragraph" style:parent-style-name="Standard">
      <style:paragraph-properties fo:text-align="start" style:justify-single-word="false"/>
      <style:text-properties style:font-name="Arial" fo:font-size="13pt" fo:font-style="normal" fo:font-weight="normal" officeooo:rsid="001d343f" officeooo:paragraph-rsid="001d343f" style:font-size-asian="11.3500003814697pt" style:font-style-asian="normal" style:font-weight-asian="normal" style:font-size-complex="13pt" style:font-style-complex="normal" style:font-weight-complex="normal"/>
    </style:style>
    <style:style style:name="P33" style:family="paragraph" style:parent-style-name="Standard">
      <style:paragraph-properties fo:text-align="start" style:justify-single-word="false"/>
      <style:text-properties style:font-name="Arial" fo:font-size="13pt" fo:font-style="normal" fo:font-weight="normal" officeooo:rsid="0020a47d" officeooo:paragraph-rsid="0020a47d" style:font-size-asian="11.3500003814697pt" style:font-style-asian="normal" style:font-weight-asian="normal" style:font-size-complex="13pt" style:font-style-complex="normal" style:font-weight-complex="normal"/>
    </style:style>
    <style:style style:name="P34" style:family="paragraph" style:parent-style-name="Standard">
      <style:paragraph-properties fo:text-align="start" style:justify-single-word="false"/>
      <style:text-properties style:font-name="Arial" fo:font-size="13pt" fo:font-style="normal" fo:font-weight="normal" officeooo:rsid="002340d9" officeooo:paragraph-rsid="002340d9" style:font-size-asian="11.3500003814697pt" style:font-style-asian="normal" style:font-weight-asian="normal" style:font-size-complex="13pt" style:font-style-complex="normal" style:font-weight-complex="normal"/>
    </style:style>
    <style:style style:name="P35" style:family="paragraph" style:parent-style-name="Standard">
      <style:paragraph-properties fo:text-align="start" style:justify-single-word="false"/>
      <style:text-properties style:font-name="Arial" fo:font-size="13pt" fo:font-style="normal" fo:font-weight="normal" officeooo:rsid="00409648" officeooo:paragraph-rsid="00409648" style:font-size-asian="11.3500003814697pt" style:font-style-asian="normal" style:font-weight-asian="normal" style:font-size-complex="13pt" style:font-style-complex="normal" style:font-weight-complex="normal"/>
    </style:style>
    <style:style style:name="P36" style:family="paragraph" style:parent-style-name="Standard">
      <style:paragraph-properties fo:text-align="start" style:justify-single-word="false"/>
      <style:text-properties style:font-name="Arial" fo:font-size="13pt" fo:font-style="normal" fo:font-weight="normal" officeooo:rsid="004220a0" officeooo:paragraph-rsid="004220a0" style:font-size-asian="11.3500003814697pt" style:font-style-asian="normal" style:font-weight-asian="normal" style:font-size-complex="13pt" style:font-style-complex="normal" style:font-weight-complex="normal"/>
    </style:style>
    <style:style style:name="P37" style:family="paragraph" style:parent-style-name="Standard">
      <style:paragraph-properties fo:text-align="start" style:justify-single-word="false"/>
      <style:text-properties style:font-name="Arial" fo:font-size="13pt" fo:font-style="normal" fo:font-weight="bold" officeooo:rsid="001b8619" officeooo:paragraph-rsid="001b8619" style:font-size-asian="11.3500003814697pt" style:font-style-asian="normal" style:font-weight-asian="bold" style:font-size-complex="13pt" style:font-style-complex="normal" style:font-weight-complex="bold"/>
    </style:style>
    <style:style style:name="P38" style:family="paragraph" style:parent-style-name="Standard">
      <style:paragraph-properties fo:text-align="start" style:justify-single-word="false"/>
      <style:text-properties style:font-name="Arial" fo:font-size="13pt" fo:font-style="normal" fo:font-weight="bold" officeooo:rsid="001d343f" officeooo:paragraph-rsid="001d343f" style:font-size-asian="11.3500003814697pt" style:font-style-asian="normal" style:font-weight-asian="bold" style:font-size-complex="13pt" style:font-style-complex="normal" style:font-weight-complex="bold"/>
    </style:style>
    <style:style style:name="P39" style:family="paragraph" style:parent-style-name="Standard">
      <style:paragraph-properties fo:text-align="start" style:justify-single-word="false"/>
      <style:text-properties style:font-name="Arial" fo:font-size="13pt" fo:font-style="normal" fo:font-weight="bold" officeooo:rsid="001f2d52" officeooo:paragraph-rsid="001f2d52" style:font-size-asian="11.3500003814697pt" style:font-style-asian="normal" style:font-weight-asian="bold" style:font-size-complex="13pt" style:font-style-complex="normal" style:font-weight-complex="bold"/>
    </style:style>
    <style:style style:name="P40" style:family="paragraph" style:parent-style-name="Standard">
      <style:paragraph-properties fo:text-align="start" style:justify-single-word="false"/>
      <style:text-properties style:font-name="Arial" fo:font-size="13pt" fo:font-style="normal" fo:font-weight="bold" officeooo:rsid="0020a47d" officeooo:paragraph-rsid="0020a47d" style:font-size-asian="11.3500003814697pt" style:font-style-asian="normal" style:font-weight-asian="bold" style:font-size-complex="13pt" style:font-style-complex="normal" style:font-weight-complex="bold"/>
    </style:style>
    <style:style style:name="P41" style:family="paragraph" style:parent-style-name="Standard">
      <style:paragraph-properties fo:text-align="start" style:justify-single-word="false"/>
      <style:text-properties style:font-name="Arial" fo:font-size="13pt" fo:font-style="normal" fo:font-weight="bold" officeooo:rsid="0020a47d" officeooo:paragraph-rsid="00216a45" style:font-size-asian="11.3500003814697pt" style:font-style-asian="normal" style:font-weight-asian="bold" style:font-size-complex="13pt" style:font-style-complex="normal" style:font-weight-complex="bold"/>
    </style:style>
    <style:style style:name="P42" style:family="paragraph" style:parent-style-name="Standard">
      <style:paragraph-properties fo:text-align="start" style:justify-single-word="false"/>
      <style:text-properties style:font-name="Arial" fo:font-size="13pt" fo:font-style="normal" fo:font-weight="bold" officeooo:rsid="0020a47d" officeooo:paragraph-rsid="002340d9" style:font-size-asian="11.3500003814697pt" style:font-style-asian="normal" style:font-weight-asian="bold" style:font-size-complex="13pt" style:font-style-complex="normal" style:font-weight-complex="bold"/>
    </style:style>
    <style:style style:name="P43" style:family="paragraph" style:parent-style-name="Standard">
      <style:paragraph-properties fo:text-align="start" style:justify-single-word="false"/>
      <style:text-properties style:font-name="Arial" fo:font-size="13pt" fo:font-style="normal" fo:font-weight="bold" officeooo:rsid="00409648" officeooo:paragraph-rsid="00409648" style:font-size-asian="11.3500003814697pt" style:font-style-asian="normal" style:font-weight-asian="bold" style:font-size-complex="13pt" style:font-style-complex="normal" style:font-weight-complex="bold"/>
    </style:style>
    <style:style style:name="P44" style:family="paragraph" style:parent-style-name="Standard" style:list-style-name="L1">
      <style:paragraph-properties fo:text-align="start" style:justify-single-word="false"/>
      <style:text-properties style:font-name="Arial" fo:font-size="13pt" fo:font-weight="normal" officeooo:rsid="00123769" officeooo:paragraph-rsid="00123769" style:font-size-asian="11.3500003814697pt" style:font-weight-asian="normal" style:font-size-complex="13pt" style:font-weight-complex="normal"/>
    </style:style>
    <style:style style:name="P45" style:family="paragraph" style:parent-style-name="Standard" style:list-style-name="L1">
      <style:paragraph-properties fo:text-align="start" style:justify-single-word="false"/>
      <style:text-properties style:font-name="Arial" fo:font-size="13pt" fo:font-weight="normal" officeooo:rsid="001563b0" officeooo:paragraph-rsid="001563b0" style:font-size-asian="11.3500003814697pt" style:font-weight-asian="normal" style:font-size-complex="13pt" style:font-weight-complex="normal"/>
    </style:style>
    <style:style style:name="P46" style:family="paragraph" style:parent-style-name="Standard">
      <style:paragraph-properties fo:text-align="start" style:justify-single-word="false"/>
      <style:text-properties style:font-name="Arial" fo:font-size="13pt" fo:font-style="italic" fo:font-weight="normal" officeooo:rsid="001b5158" officeooo:paragraph-rsid="001b5158" style:font-size-asian="11.3500003814697pt" style:font-style-asian="italic" style:font-weight-asian="normal" style:font-size-complex="13pt" style:font-style-complex="italic" style:font-weight-complex="normal"/>
    </style:style>
    <style:style style:name="P47" style:family="paragraph" style:parent-style-name="Standard">
      <style:paragraph-properties fo:text-align="center" style:justify-single-word="false"/>
      <style:text-properties style:font-name="Arial" fo:font-size="20pt" fo:font-style="normal" fo:font-weight="bold" officeooo:rsid="00437408" officeooo:paragraph-rsid="00437408" style:font-size-asian="20pt" style:font-style-asian="normal" style:font-weight-asian="bold" style:font-size-complex="20pt" style:font-style-complex="normal" style:font-weight-complex="bold"/>
    </style:style>
    <style:style style:name="P48" style:family="paragraph" style:parent-style-name="Standard">
      <style:paragraph-properties fo:text-align="start" style:justify-single-word="false"/>
      <style:text-properties officeooo:paragraph-rsid="00437408"/>
    </style:style>
    <style:style style:name="P49" style:family="paragraph" style:parent-style-name="Standard">
      <style:paragraph-properties fo:text-align="justify" style:justify-single-word="false"/>
      <style:text-properties officeooo:rsid="00437408" officeooo:paragraph-rsid="00437408"/>
    </style:style>
    <style:style style:name="P50" style:family="paragraph" style:parent-style-name="Standard">
      <style:paragraph-properties fo:text-align="start" style:justify-single-word="false" fo:break-before="page"/>
      <style:text-properties style:font-name="Arial" fo:font-size="13pt" fo:font-style="normal" fo:font-weight="bold" officeooo:rsid="0020a47d" officeooo:paragraph-rsid="0020a47d" style:font-size-asian="11.3500003814697pt" style:font-style-asian="normal" style:font-weight-asian="bold" style:font-size-complex="13pt" style:font-style-complex="normal" style:font-weight-complex="bold"/>
    </style:style>
    <style:style style:name="T1" style:family="text">
      <style:text-properties officeooo:rsid="000b1c73"/>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102145"/>
    </style:style>
    <style:style style:name="T5" style:family="text">
      <style:text-properties officeooo:rsid="00103ebd"/>
    </style:style>
    <style:style style:name="T6" style:family="text">
      <style:text-properties fo:font-style="normal" style:font-style-asian="normal" style:font-style-complex="normal"/>
    </style:style>
    <style:style style:name="T7" style:family="text">
      <style:text-properties fo:font-style="normal" officeooo:rsid="0020ad73" style:font-style-asian="normal" style:font-style-complex="normal"/>
    </style:style>
    <style:style style:name="T8" style:family="text">
      <style:text-properties fo:font-style="normal" officeooo:rsid="00243901"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officeooo:rsid="0020a47d" style:font-style-asian="normal" style:font-weight-asian="bold" style:font-style-complex="normal" style:font-weight-complex="bold"/>
    </style:style>
    <style:style style:name="T11" style:family="text">
      <style:text-properties fo:font-weight="normal" style:font-weight-asian="normal" style:font-weight-complex="normal"/>
    </style:style>
    <style:style style:name="T12" style:family="text">
      <style:text-properties officeooo:rsid="0013c091"/>
    </style:style>
    <style:style style:name="T13" style:family="text">
      <style:text-properties officeooo:rsid="0016e80e"/>
    </style:style>
    <style:style style:name="T14" style:family="text">
      <style:text-properties fo:font-size="16pt" fo:font-weight="bold" style:font-size-asian="16pt" style:font-weight-asian="bold" style:font-size-complex="16pt" style:font-weight-complex="bold"/>
    </style:style>
    <style:style style:name="T15" style:family="text">
      <style:text-properties style:font-name="Arial" fo:font-size="13pt" fo:font-style="normal" fo:font-weight="normal" style:font-size-asian="11.3500003814697pt" style:font-style-asian="normal" style:font-weight-asian="normal" style:font-size-complex="13pt" style:font-style-complex="normal" style:font-weight-complex="normal"/>
    </style:style>
    <style:style style:name="T16" style:family="text">
      <style:text-properties style:font-name="Arial" fo:font-size="13pt" fo:font-style="normal" fo:font-weight="normal" officeooo:rsid="00437408" style:font-size-asian="11.3500003814697pt" style:font-style-asian="normal" style:font-weight-asian="normal" style:font-size-complex="13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 introduction into <text:span text:style-name="T1">PHP programming</text:span></text:p>
      <text:p text:style-name="P1"/>
      <text:p text:style-name="P3">Before we start, you should have atleast a basic understanding of <text:span text:style-name="T2">HTML</text:span>, <text:span text:style-name="T2">CSS</text:span> and <text:span text:style-name="T2">JavaScript</text:span>.</text:p>
      <text:p text:style-name="P2"/>
      <text:p text:style-name="P24">What is PHP?</text:p>
      <text:p text:style-name="P5"><text:span text:style-name="T4">PHP is a widely used open-source programming language, in my opinion, PHP is the most easiest way to start building interactive websites. It’s easy enough to learn web development, and it’s also powerful enough to run the largest social network, Facebook! </text:span><text:span text:style-name="T5">PHP codes are executed on the server, not exposed to the client so it’s safe also. It’s free to download and use, also there’s a ton of tutorials available for it on the internet… like this document.</text:span></text:p>
      <text:p text:style-name="P4"/>
      <text:p text:style-name="P23">What is a PHP file?</text:p>
      <text:p text:style-name="P8"><text:span text:style-name="T11">PHP files can contain PHP (obviously), HTML, CSS and JavaScript code. PHP Is executed on the server and returns HTML to the client, and PHP files has the </text:span><text:span text:style-name="T2">.php </text:span><text:span text:style-name="T9">file extension.</text:span></text:p>
      <text:p text:style-name="P28"/>
      <text:p text:style-name="P25">What can PHP do?</text:p>
      <text:list xml:id="list817239376" text:style-name="L1">
        <text:list-item>
          <text:p text:style-name="P44">generate dynamic page content</text:p>
        </text:list-item>
        <text:list-item>
          <text:p text:style-name="P44">create, open, read, write, delete, and close files on the server</text:p>
        </text:list-item>
        <text:list-item>
          <text:p text:style-name="P44">collect form data</text:p>
        </text:list-item>
        <text:list-item>
          <text:p text:style-name="P44">send and receive cookies</text:p>
        </text:list-item>
        <text:list-item>
          <text:p text:style-name="P44">add, delete, modify data in your database</text:p>
        </text:list-item>
        <text:list-item>
          <text:p text:style-name="P44">be used to control user-access</text:p>
        </text:list-item>
        <text:list-item>
          <text:p text:style-name="P44">encrypt/<text:span text:style-name="T12">decrypt</text:span> data</text:p>
        </text:list-item>
        <text:list-item>
          <text:p text:style-name="P45">output<text:span text:style-name="T13">s</text:span> not only HTML but it can generate PDF, images or other files</text:p>
        </text:list-item>
      </text:list>
      <text:p text:style-name="P6"/>
      <text:p text:style-name="P21">Basic PHP things</text:p>
      <text:p text:style-name="P21"/>
      <text:p text:style-name="P7">A PHP code starts with <text:span text:style-name="T3">&lt;?php</text:span> and ends with <text:span text:style-name="T3">?&gt;</text:span><text:span text:style-name="T2">.</text:span></text:p>
      <text:p text:style-name="P9">Example:</text:p>
      <text:p text:style-name="P12">&lt;?php<text:line-break/><text:tab/>echo “I am a php code”;</text:p>
      <text:p text:style-name="P12">?&gt;</text:p>
      <text:p text:style-name="P12"/>
      <text:p text:style-name="P10">A PHP file usually contains HTML and PHP code only. CSS and JavaScript should be stored in separate files.</text:p>
      <text:p text:style-name="P10"/>
      <text:p text:style-name="P10"/>
      <text:p text:style-name="P10"/>
      <text:p text:style-name="P22"><text:soft-page-break/>Comments in PHP</text:p>
      <text:p text:style-name="P11">You can do single line comment with:<text:line-break/><text:span text:style-name="T2">//this is a comment</text:span></text:p>
      <text:p text:style-name="P13"/>
      <text:p text:style-name="P11">...and multi-line comment with:<text:line-break/><text:span text:style-name="T2">/*</text:span></text:p>
      <text:p text:style-name="P13">this is</text:p>
      <text:p text:style-name="P13">a multi-line</text:p>
      <text:p text:style-name="P13">comment</text:p>
      <text:p text:style-name="P13">*/</text:p>
      <text:p text:style-name="P11"/>
      <text:p text:style-name="P26">Creating variables in PHP</text:p>
      <text:p text:style-name="P15"><text:span text:style-name="T9">Variables in PHP starts with a $ sign and after the name.<text:line-break/></text:span><text:span text:style-name="T6">&lt;?php<text:line-break/><text:tab/>$text = “something”;</text:span></text:p>
      <text:p text:style-name="P37"><text:tab/>echo $text;</text:p>
      <text:p text:style-name="P37">?&gt;</text:p>
      <text:p text:style-name="P30"/>
      <text:p text:style-name="P30">The code aboves outputs “something” in HTML.</text:p>
      <text:p text:style-name="P30"/>
      <text:p text:style-name="P15"><text:span text:style-name="T6">Note:</text:span><text:span text:style-name="T9"> Unlike other programming languages, PHP has no command for declaring a variable. It is created the moment you first assign a value to it.</text:span></text:p>
      <text:p text:style-name="P30"/>
      <text:p text:style-name="P38">Rules for PHP variable names:</text:p>
      <text:list xml:id="list4067591069" text:style-name="L2">
        <text:list-item>
          <text:p text:style-name="P31">A variable starts with the $ sign, followed by the name of the variable</text:p>
        </text:list-item>
        <text:list-item>
          <text:p text:style-name="P31">A variable name must start with a letter or the underscore character</text:p>
        </text:list-item>
        <text:list-item>
          <text:p text:style-name="P31">A variable name cannot start with a number</text:p>
        </text:list-item>
        <text:list-item>
          <text:p text:style-name="P31">A variable name can only contain alpha-numeric characters and underscores (A-z, 0-9, and _ )</text:p>
        </text:list-item>
        <text:list-item>
          <text:p text:style-name="P31">Variable names are case-sensitive ($age and $AGE are two different variables)</text:p>
        </text:list-item>
      </text:list>
      <text:p text:style-name="P32"/>
      <text:p text:style-name="P39">Variables scope</text:p>
      <text:p text:style-name="P33">If you put a variable outside a function it will be available to all other functions, like a “global” variable. Example:</text:p>
      <text:p text:style-name="P40">&lt;?php</text:p>
      <text:p text:style-name="P40"><text:tab/>$globalvar = “asd”;</text:p>
      <text:p text:style-name="P40"><text:tab/>function lorem() {</text:p>
      <text:p text:style-name="P40"><text:tab/><text:tab/>echo $globalvar;<text:tab/></text:p>
      <text:p text:style-name="P40"><text:tab/>}</text:p>
      <text:p text:style-name="P16"><text:span text:style-name="T6"><text:tab/></text:span><text:span text:style-name="T7">lorem();</text:span></text:p>
      <text:p text:style-name="P40">?&gt;</text:p>
      <text:p text:style-name="P40"/>
      <text:p text:style-name="P50"/>
      <text:p text:style-name="P14"><text:span text:style-name="T6">Here’s another example where a variable is not “global”:<text:line-break/></text:span><text:span text:style-name="T10">&lt;?php</text:span></text:p>
      <text:p text:style-name="P41"><text:tab/>function lorem() {</text:p>
      <text:p text:style-name="P41"><text:tab/><text:tab/>$var = “asd”;</text:p>
      <text:p text:style-name="P41"><text:tab/><text:tab/>echo $var;<text:tab/></text:p>
      <text:p text:style-name="P41"><text:tab/>}</text:p>
      <text:p text:style-name="P17"><text:span text:style-name="T6"><text:tab/></text:span><text:span text:style-name="T7">lorem();</text:span></text:p>
      <text:p text:style-name="P41">?&gt;</text:p>
      <text:p text:style-name="P41"/>
      <text:p text:style-name="P34">Also there’s a “global” keyword you can use:</text:p>
      <text:p text:style-name="P42">&lt;?php</text:p>
      <text:p text:style-name="P42"><text:tab/>function lorem() {</text:p>
      <text:p text:style-name="P42"><text:tab/><text:tab/>$var = “asd”;</text:p>
      <text:p text:style-name="P19"><text:span text:style-name="T6"><text:tab/><text:tab/>global $test </text:span><text:span text:style-name="T8">= “I am global”;</text:span></text:p>
      <text:p text:style-name="P42"><text:tab/><text:tab/>echo $globalvar;<text:tab/></text:p>
      <text:p text:style-name="P42"><text:tab/>}</text:p>
      <text:p text:style-name="P18"><text:span text:style-name="T6"><text:tab/></text:span><text:span text:style-name="T7">lorem();</text:span></text:p>
      <text:p text:style-name="P20"><text:span text:style-name="T7"><text:tab/></text:span><text:span text:style-name="T6">echo $test;</text:span></text:p>
      <text:p text:style-name="P42">?&gt;</text:p>
      <text:p text:style-name="P42"/>
      <text:p text:style-name="P27">PHP Classes</text:p>
      <text:p text:style-name="P35">And now let’s talk about something that makes things works. We have seen Classes used in the workshop’s so this is why I bring that up:</text:p>
      <text:p text:style-name="P43">&lt;?php</text:p>
      <text:p text:style-name="P43">class Fruit {</text:p>
      <text:p text:style-name="P43"><text:s text:c="2"/>// Properties</text:p>
      <text:p text:style-name="P43"><text:s text:c="2"/>public $name;</text:p>
      <text:p text:style-name="P43"><text:s text:c="2"/>public $color;</text:p>
      <text:p text:style-name="P43"/>
      <text:p text:style-name="P43"><text:s text:c="2"/>// Methods</text:p>
      <text:p text:style-name="P43"><text:s text:c="2"/>function set_name($name) {</text:p>
      <text:p text:style-name="P43"><text:s text:c="4"/>$this-&gt;name = $name;</text:p>
      <text:p text:style-name="P43"><text:s text:c="2"/>}</text:p>
      <text:p text:style-name="P43"><text:s text:c="2"/>function get_name() {</text:p>
      <text:p text:style-name="P43"><text:s text:c="4"/>return $this-&gt;name;</text:p>
      <text:p text:style-name="P43"><text:s text:c="2"/>}</text:p>
      <text:p text:style-name="P43"><text:s text:c="2"/>function set_color($color) {</text:p>
      <text:p text:style-name="P43"><text:s text:c="4"/>$this-&gt;color = $color;</text:p>
      <text:p text:style-name="P43"><text:s text:c="2"/>}</text:p>
      <text:p text:style-name="P43"><text:s text:c="2"/>function get_color() {</text:p>
      <text:p text:style-name="P43"><text:s text:c="4"/>return $this-&gt;color;</text:p>
      <text:p text:style-name="P43"><text:s text:c="2"/>}</text:p>
      <text:p text:style-name="P43">}</text:p>
      <text:p text:style-name="P43"/>
      <text:p text:style-name="P43"><text:soft-page-break/>$apple = new Fruit();</text:p>
      <text:p text:style-name="P43">$apple-&gt;set_name('Apple');</text:p>
      <text:p text:style-name="P43">$apple-&gt;set_color('Red');</text:p>
      <text:p text:style-name="P43">echo "Name: " . $apple-&gt;get_name();</text:p>
      <text:p text:style-name="P43">echo "&lt;br&gt;";</text:p>
      <text:p text:style-name="P43">echo "Color: " . $apple-&gt;get_color();</text:p>
      <text:p text:style-name="P43">?&gt;</text:p>
      <text:p text:style-name="P43"/>
      <text:p text:style-name="P36">This code will set you up a Fruit class, with a name and color variable in it.<text:line-break/><text:line-break/><text:span text:style-name="T14">What’s $this?</text:span></text:p>
      <text:p text:style-name="P36">The $this keyword refers to the current object, and is only available inside methods.</text:p>
      <text:p text:style-name="P36"/>
      <text:p text:style-name="P47">Sample Project</text:p>
      <text:p text:style-name="P47"/>
      <text:p text:style-name="P48"><text:span text:style-name="T16">There’s a sample project available at this link: </text:span><text:a xlink:type="simple" xlink:href="https://github.com/stephenmiller04/TEAMAPHPTUT" text:style-name="Internet_20_link" text:visited-style-name="Visited_20_Internet_20_Link"><text:span text:style-name="T16">https://github.com/stephenmiller04/TEAMAPHPTUT</text:span></text:a></text:p>
      <text:p text:style-name="P48"><text:span text:style-name="T16"/></text:p>
      <text:p text:style-name="P49"><text:span text:style-name="T16">I</text:span><text:span text:style-name="T15">t’s a simple PHP CMS with comments so you can understand what’s happening here and master the basics of PHP!</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style:font-face style:name="Verdana" svg:font-family="Verdana,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29T15:38:58.237000000</meta:creation-date>
    <dc:date>2021-08-02T18:50:48.641000000</dc:date>
    <meta:editing-duration>PT3H50M52S</meta:editing-duration>
    <meta:editing-cycles>27</meta:editing-cycles>
    <meta:generator>LibreOffice/7.1.4.2$Windows_X86_64 LibreOffice_project/a529a4fab45b75fefc5b6226684193eb000654f6</meta:generator>
    <meta:document-statistic meta:table-count="0" meta:image-count="0" meta:object-count="0" meta:page-count="4" meta:paragraph-count="99" meta:word-count="623" meta:character-count="3622" meta:non-whitespace-character-count="3041"/>
  </office:meta>
</office:document-meta>
</file>